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9000001AECF07D6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Heading_20_1"/>
    <style:style style:name="P4" style:family="paragraph" style:parent-style-name="Heading_20_1">
      <style:text-properties fo:language="nb" fo:country="NO"/>
    </style:style>
    <style:style style:name="P5" style:family="paragraph" style:parent-style-name="Heading_20_1">
      <style:paragraph-properties fo:break-before="pag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106066144" text:id="ct106066144">
          <text:insertion>
            <office:change-info>
              <dc:creator>Unknown Author</dc:creator>
              <dc:date>2013-12-03T10:18:00</dc:date>
            </office:change-info>
          </text:insertion>
        </text:changed-region>
        <text:changed-region xml:id="ct253718904" text:id="ct25371890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53719008" text:id="ct253719008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53719216" text:id="ct253719216">
          <text:insertion>
            <office:change-info>
              <dc:creator>Unknown Author</dc:creator>
              <dc:date>2013-12-03T12:53:00</dc:date>
            </office:change-info>
          </text:insertion>
        </text:changed-region>
        <text:changed-region xml:id="ct253719320" text:id="ct253719320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53719424" text:id="ct253719424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53719528" text:id="ct253719528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53719632" text:id="ct253719632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53270576" text:id="ct253270576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53270680" text:id="ct253270680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53270784" text:id="ct253270784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53270888" text:id="ct253270888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53270992" text:id="ct253270992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53271096" text:id="ct253271096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53271200" text:id="ct253271200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53270368" text:id="ct253270368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53271512" text:id="ct253271512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53271616" text:id="ct253271616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53271720" text:id="ct253271720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53271824" text:id="ct253271824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53271928" text:id="ct25327192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53271304" text:id="ct253271304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253272240" text:id="ct253272240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53272344" text:id="ct253272344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53272448" text:id="ct253272448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53272552" text:id="ct253272552">
          <text:insertion>
            <office:change-info>
              <dc:creator>Unknown Author</dc:creator>
              <dc:date>2013-12-03T10:53:00</dc:date>
            </office:change-info>
          </text:insertion>
        </text:changed-region>
        <text:changed-region xml:id="ct253272656" text:id="ct253272656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53272864" text:id="ct253272864">
          <text:insertion>
            <office:change-info>
              <dc:creator>Unknown Author</dc:creator>
              <dc:date>2013-06-18T16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change-start text:change-id="ct106066144"/>l['cvheading']<text:change-end text:change-id="ct106066144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48</dc:date><text:p text:style-name="P6"><text:span text:style-name="T3">do title</text:span></text:p><text:p text:style-name="P6"><text:span text:style-name="T3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253718904"/>p.name<text:change-end text:change-id="ct253718904"/> </text:h>
            <text:p text:style-name="P1"><text:change-start text:change-id="ct253719008"/>c.title<text:change-end text:change-id="ct253719008"/></text:p>
            <text:p text:style-name="P1"><text:change-start text:change-id="ct253719216"/>infoline<text:change-end text:change-id="ct253719216"/>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2"><text:change-start text:change-id="ct253719320"/>l['profile']<text:change-end text:change-id="ct253719320"/></text:p>
            <text:p text:style-name="P1"><office:annotation><dc:creator>Unknown Author</dc:creator><dc:date>2012-08-07T11:43:32.49</dc:date><text:p text:style-name="P6"><text:span text:style-name="T5">do text</text:span></text:p><text:p text:style-name="P6"><text:span text:style-name="T5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53719424"/><office:annotation><dc:creator>Unknown Author</dc:creator><dc:date>2012-08-06T14:48:57.49</dc:date><text:p text:style-name="P6"><text:span text:style-name="T5">do row for te in t</text:span></text:p></office:annotation><text:change-end text:change-id="ct253719424"/></text:h>
          </table:table-cell>
          <table:table-cell table:style-name="Table1.B1" office:value-type="string">
            <text:p text:style-name="P2"><text:change-start text:change-id="ct253719528"/>te.title<text:change-end text:change-id="ct253719528"/></text:p>
            <text:p text:style-name="P1"><office:annotation><dc:creator>Unknown Author</dc:creator><dc:date>2013-06-20T15:13:17.50</dc:date><text:p text:style-name="P6"><text:span text:style-name="T5">do text</text:span></text:p><text:p text:style-name="P6"><text:span text:style-name="T5">from xhtml(te.data)</text:span></text:p></office:annotation>Placeholder for competencetext</text:p>
          </table:table-cell>
        </table:table-row>
      </table:table>
      <text:p text:style-name="Text_20_body"/>
      <text:h text:style-name="P5" text:outline-level="1"><office:annotation><dc:creator>Unknown Author</dc:creator><dc:date>2013-05-31T14:37:23.50</dc:date><text:p text:style-name="P6"><text:span text:style-name="T5">do title if e</text:span></text:p></office:annotation><text:change-start text:change-id="ct253719632"/>l['experience']<text:change-end text:change-id="ct253719632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51</dc:date><text:p text:style-name="P6"><text:span text:style-name="T5">do section for ex in e</text:span></text:p></office:annotation><text:change-start text:change-id="ct253270576"/>ex.title<text:change-end text:change-id="ct253270576"/></text:h>
        <text:p text:style-name="Standard"><text:change-start text:change-id="ct253270680"/><text:span text:style-name="T1">l['period']</text:span><text:change-end text:change-id="ct253270680"/><text:span text:style-name="T1">:</text:span> <text:change-start text:change-id="ct253270784"/>ex.from_year<text:change-end text:change-id="ct253270784"/></text:p>
        <text:p text:style-name="Standard"><text:change-start text:change-id="ct253270888"/><text:span text:style-name="T1">l['client']</text:span><text:change-end text:change-id="ct253270888"/><text:span text:style-name="T1">:</text:span> <text:change-start text:change-id="ct253270992"/>ex.company<text:change-end text:change-id="ct253270992"/></text:p>
        <text:p text:style-name="Standard"><office:annotation><dc:creator>Unknown Author</dc:creator><dc:date>2012-08-20T11:04:03.51</dc:date><text:p text:style-name="P6"><text:span text:style-name="T5">do text </text:span></text:p><text:p text:style-name="P6"><text:span text:style-name="T5">from xhtml(ex.description)</text:span></text:p></office:annotation>placeholder for description</text:p>
        <text:p text:style-name="Standard"><text:span text:style-name="T1"><office:annotation><dc:creator>Unknown Author</dc:creator><dc:date>2014-01-14T13:05:43.17</dc:date><text:p text:style-name="P7"><text:span text:style-name="T4">do text if ex.techs</text:span></text:p></office:annotation></text:span><text:change-start text:change-id="ct253271096"/><text:span text:style-name="T1">l['techs']</text:span><text:change-end text:change-id="ct253271096"/><text:span text:style-name="T1">: </text:span><text:change-start text:change-id="ct253271200"/><text:span text:style-name="T2">ex.techs</text:span><text:change-end text:change-id="ct253271200"/></text:p>
        <text:p text:style-name="Text_20_body"/>
      </text:section>
      <text:p text:style-name="P1"/>
      <text:h text:style-name="Heading_20_1" text:outline-level="1"><office:annotation><dc:creator>Unknown Author</dc:creator><dc:date>2013-05-31T14:35:15.52</dc:date><text:p text:style-name="P6"><text:span text:style-name="T5">do title if w</text:span></text:p></office:annotation><text:change-start text:change-id="ct253270368"/>l['workplace']<text:change-end text:change-id="ct253270368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52</dc:date><text:p text:style-name="P6"><text:span text:style-name="T5">do section for wp in w</text:span></text:p></office:annotation><text:change-start text:change-id="ct253271512"/>wp.title<text:change-end text:change-id="ct253271512"/></text:h>
        <text:p text:style-name="Text_20_body"><text:span text:style-name="T1"><office:annotation><dc:creator>Unknown Author</dc:creator><dc:date>2014-01-14T13:10:22.82</dc:date><text:p text:style-name="P7"><text:span text:style-name="T4">do text if wp.from_year</text:span></text:p></office:annotation></text:span><text:change-start text:change-id="ct253271616"/><text:span text:style-name="T1">l['period']</text:span><text:change-end text:change-id="ct253271616"/><text:span text:style-name="T1">:</text:span> <text:change-start text:change-id="ct253271720"/>wp.from_year<text:change-end text:change-id="ct253271720"/></text:p>
        <text:p text:style-name="Text_20_body"><text:change-start text:change-id="ct253271824"/><text:span text:style-name="T1">l['workplace2']</text:span><text:change-end text:change-id="ct253271824"/><text:span text:style-name="T1">:</text:span> <text:change-start text:change-id="ct253271928"/>wp.company<text:change-end text:change-id="ct253271928"/></text:p>
        <text:p text:style-name="Text_20_body"><office:annotation><dc:creator>Unknown Author</dc:creator><dc:date>2013-03-06T11:47:20.53</dc:date><text:p text:style-name="P6"><text:span text:style-name="T5">do text </text:span></text:p><text:p text:style-name="P6"><text:span text:style-name="T5">from xhtml(wp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3-05-31T14:37:12.53</dc:date><text:p text:style-name="P6"><text:span text:style-name="T5">do title if d</text:span></text:p></office:annotation><text:change-start text:change-id="ct253271304"/>l['education']<text:change-end text:change-id="ct253271304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53</dc:date><text:p text:style-name="P6"><text:span text:style-name="T5">do section for du in d</text:span></text:p></office:annotation><text:change-start text:change-id="ct253272240"/>du.title<text:change-end text:change-id="ct253272240"/></text:h>
        <text:p text:style-name="Text_20_body"><text:span text:style-name="T1"><office:annotation><dc:creator>Unknown Author</dc:creator><dc:date>2014-01-14T13:09:42.21</dc:date><text:p text:style-name="P7"><text:span text:style-name="T4">do text if du.from_year</text:span></text:p></office:annotation></text:span><text:change-start text:change-id="ct253272344"/><text:span text:style-name="T1">l['period']</text:span><text:change-end text:change-id="ct253272344"/><text:span text:style-name="T1">:</text:span> <text:change-start text:change-id="ct253272448"/>du.from_year<text:change-end text:change-id="ct253272448"/></text:p>
        <text:p text:style-name="Text_20_body"><text:change-start text:change-id="ct253272552"/><text:span text:style-name="T1">l['school']</text:span><text:change-end text:change-id="ct253272552"/><text:span text:style-name="T1">:</text:span> <text:change-start text:change-id="ct253272656"/>du.school<text:change-end text:change-id="ct253272656"/></text:p>
        <text:p text:style-name="Text_20_body"><office:annotation><dc:creator>Unknown Author</dc:creator><dc:date>2013-03-06T11:47:20.54</dc:date><text:p text:style-name="P6"><text:span text:style-name="T5">do text </text:span></text:p><text:p text:style-name="P6"><text:span text:style-name="T5">from xhtml(du.description)</text:span></text:p></office:annotation>placeholder for desc</text:p>
      </text:section>
      <text:p text:style-name="P1"/>
      <text:p text:style-name="P1"/>
      <text:section text:style-name="Sect1" text:name="Other">
        <text:h text:style-name="Heading_20_3" text:outline-level="3"><office:annotation><dc:creator>Unknown Author</dc:creator><dc:date>2013-06-18T16:23:06.54</dc:date><text:p text:style-name="P6"><text:span text:style-name="T5">do section for ot in o</text:span></text:p></office:annotation><text:change-start text:change-id="ct253272864"/>ot.title<text:change-end text:change-id="ct253272864"/></text:h>
        <text:p text:style-name="P1"><office:annotation><dc:creator>Unknown Author</dc:creator><dc:date>2013-06-18T16:28:50.54</dc:date><text:p text:style-name="P6"><text:span text:style-name="T5">do text </text:span></text:p><text:p text:style-name="P6"><text:span text:style-name="T5">from xhtml(ot.data)</text:span></text:p></office:annotation>Placeholder for other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1" text:anchor-type="paragraph" svg:width="17.403cm" svg:height="5.106cm" draw:z-index="1"><draw:image xlink:href="Pictures/10000000000005B9000001AECF07D69B.png" xlink:type="simple" xlink:show="embed" xlink:actuate="onLoad"/></draw:frame></text:h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10H29M16S</meta:editing-duration>
    <meta:editing-cycles>215</meta:editing-cycles>
    <meta:generator>OpenOffice/4.0.1$Win32 OpenOffice.org_project/401m5$Build-9714</meta:generator>
    <dc:date>2014-01-14T13:27:16.06</dc:date>
    <meta:document-statistic meta:table-count="1" meta:image-count="1" meta:object-count="0" meta:page-count="2" meta:paragraph-count="29" meta:word-count="63" meta:character-count="460"/>
    <meta:user-defined meta:name="Info 1"/>
    <meta:user-defined meta:name="Info 2"/>
    <meta:user-defined meta:name="Info 3"/>
    <meta:user-defined meta:name="Info 4"/>
  </office:meta>
</office:document-meta>
</file>